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loext:contextual-spacing="false" fo:line-height="170%" fo:orphans="2" fo:widows="2" fo:padding="0cm" fo:border="none"/>
    </style:style>
    <style:style style:name="P2" style:family="paragraph" style:parent-style-name="Text_20_body" style:list-style-name="L1">
      <style:paragraph-properties fo:margin-top="0cm" fo:margin-bottom="0cm" loext:contextual-spacing="false" fo:line-height="170%" fo:orphans="2" fo:widows="2" fo:padding="0cm" fo:border="none"/>
      <style:text-properties fo:font-variant="normal" fo:text-transform="none" fo:color="#595959" style:font-name="Lato" fo:font-size="12pt" fo:letter-spacing="normal" fo:font-style="normal" fo:font-weight="normal"/>
    </style:style>
    <style:style style:name="P3" style:family="paragraph" style:parent-style-name="Text_20_body" style:list-style-name="L1">
      <style:paragraph-properties fo:margin-left="0cm" fo:margin-right="0cm" fo:margin-top="0cm" fo:margin-bottom="0cm" loext:contextual-spacing="false" fo:line-height="170%" fo:orphans="2" fo:widows="2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0cm" fo:margin-right="0cm" fo:margin-top="0cm" fo:margin-bottom="0cm" loext:contextual-spacing="false" fo:line-height="170%" fo:text-align="center" style:justify-single-word="false" fo:orphans="2" fo:widows="2" fo:text-indent="0cm" style:auto-text-indent="false" fo:padding="0cm" fo:border="none"/>
      <style:text-properties fo:color="#ff2a13" style:text-line-through-style="none" style:text-line-through-type="none" style:text-underline-style="none" style:text-blinking="false" fo:background-color="transparent" loext:padding="0.132cm" loext:border="0.06pt solid #000000"/>
    </style:style>
    <style:style style:name="P5" style:family="paragraph" style:parent-style-name="Text_20_body" style:list-style-name="L1">
      <style:paragraph-properties fo:margin-left="0cm" fo:margin-right="0cm" fo:margin-top="0.238cm" fo:margin-bottom="0.132cm" loext:contextual-spacing="false" fo:line-height="120%" fo:text-align="center" style:justify-single-word="false" fo:orphans="2" fo:widows="2" fo:text-indent="0cm" style:auto-text-indent="false" fo:padding="0cm" fo:border="none"/>
      <style:text-properties fo:text-transform="uppercase" fo:color="#595959" style:font-name="Lato" fo:font-size="7.5pt" fo:letter-spacing="normal" fo:font-style="normal" fo:font-weight="normal" loext:padding="0.132cm" loext:border="0.06pt solid #000000"/>
    </style:style>
    <style:style style:name="P6" style:family="paragraph" style:parent-style-name="Heading_20_3">
      <style:text-properties fo:font-variant="normal" fo:text-transform="none" fo:color="#272727" style:font-name="Lato" fo:font-size="27pt" fo:font-style="normal" fo:font-weight="normal"/>
    </style:style>
    <style:style style:name="T1" style:family="text">
      <style:text-properties fo:font-variant="normal" fo:text-transform="none" fo:color="#ff2a13" style:text-line-through-style="none" style:text-line-through-type="none" style:font-name="Lato" fo:font-size="12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ff2a13" style:text-line-through-style="none" style:text-line-through-type="none" style:font-name="Lato" fo:font-size="12pt" fo:letter-spacing="normal" fo:font-style="normal" style:text-underline-style="none" fo:font-weight="normal" style:text-blinking="false" fo:background-color="transparent" loext:char-shading-value="0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3" style:family="text">
      <style:text-properties fo:font-variant="normal" fo:text-transform="none" fo:color="#595959" style:font-name="Lato" fo:font-size="12pt" fo:letter-spacing="normal" fo:font-style="normal" fo:font-weight="normal"/>
    </style:style>
    <style:style style:name="T4" style:family="text">
      <style:text-properties fo:font-variant="normal" fo:text-transform="none" fo:color="#595959" style:font-name="Lato" fo:font-size="12pt" fo:letter-spacing="normal" fo:font-style="normal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5" style:family="text">
      <style:text-properties fo:font-variant="normal" fo:text-transform="none" fo:color="#595959" style:font-name="Lato" fo:font-size="12pt" fo:letter-spacing="normal" fo:font-style="italic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>My Favorite SQL Developer Shortcuts</text:h>
      <text:list xml:id="list2401946723" text:style-name="L1">
        <text:list-item>
          <text:p text:style-name="P3"><text:a xlink:type="simple" xlink:href="https://www.thatjeffsmith.com/archive/2012/06/running-multiple-queries-in-oracle-sql-developer/" text:style-name="Internet_20_link" text:visited-style-name="Visited_20_Internet_20_Link"><text:span text:style-name="T1">ctrl-enter</text:span></text:a><text:span text:style-name="T3"> : executes the current statement(s)</text:span></text:p>
        </text:list-item>
        <text:list-item>
          <text:p text:style-name="P1"><text:span text:style-name="T3">F5 : executes the current code as a script (</text:span><text:span text:style-name="Emphasis"><text:span text:style-name="T5">think</text:span></text:span><text:span text:style-name="T3"> SQL*Plus)</text:span></text:p>
        </text:list-item>
        <text:list-item>
          <text:p text:style-name="P2">ctrl-space : invokes code insight on demand</text:p>
        </text:list-item>
      </text:list>
      <text:section text:style-name="Sect1" text:name="attachment_3402">
        <text:list xml:id="list95510624608338" text:continue-numbering="true" text:style-name="L1">
          <text:list-header>
            <text:p text:style-name="P4"><draw:a xlink:type="simple" xlink:href="http://www.thatjeffsmith.com/wp-content/uploads/2012/06/advanced2.png"><draw:frame draw:style-name="fr1" draw:name="Image1" text:anchor-type="as-char" svg:width="7.99cm" svg:height="4.948cm" draw:z-index="0"><draw:image xlink:href="https://www.thatjeffsmith.com/wp-content/uploads/2012/06/advanced2-300x185.png" xlink:type="simple" xlink:show="embed" xlink:actuate="onLoad" loext:mime-type="image/png"/></draw:frame></draw:a></text:p>
            <text:p text:style-name="P5">CODE EDITOR – COMPLETION INSIGHT – ENABLE COMPLETION AUTO-POPUP (KEYWORD BEING AUTO)</text:p>
          </text:list-header>
        </text:list>
      </text:section>
      <text:list xml:id="list95510685692325" text:continue-numbering="true" text:style-name="L1">
        <text:list-item>
          <text:p text:style-name="P1"><text:a xlink:type="simple" xlink:href="https://www.thatjeffsmith.com/archive/2011/12/sql-developer-quick-tip-accessing-sql-history-with-the-keyboard/" text:style-name="Internet_20_link" text:visited-style-name="Visited_20_Internet_20_Link"><text:span text:style-name="T2">ctrl-Up/Dn</text:span></text:a><text:span text:style-name="T4"> : replaces worksheet with previous/next SQL from SQL History</text:span></text:p>
        </text:list-item>
        <text:list-item>
          <text:p text:style-name="P2">ctrl-shift+Up/Dn : same as above but appends instead of replaces</text:p>
        </text:list-item>
        <text:list-item>
          <text:p text:style-name="P1"><text:a xlink:type="simple" xlink:href="https://www.thatjeffsmith.com/archive/2012/09/floating-panels-and-describe-windows-in-oracle-sql-developer/" text:style-name="Internet_20_link" text:visited-style-name="Visited_20_Internet_20_Link"><text:span text:style-name="T1">shift+F4</text:span></text:a><text:span text:style-name="T3"> : opens a Describe window for current object at cursor</text:span></text:p>
        </text:list-item>
        <text:list-item>
          <text:p text:style-name="P2">ctrl+F7 : format SQL</text:p>
        </text:list-item>
        <text:list-item>
          <text:p text:style-name="P2">ctrl+/ : toggles line commenting</text:p>
        </text:list-item>
        <text:list-item>
          <text:p text:style-name="P1"><text:a xlink:type="simple" xlink:href="https://www.thatjeffsmith.com/archive/2012/05/sql-developer-incremental-find-via-ctrl-e/" text:style-name="Internet_20_link" text:visited-style-name="Visited_20_Internet_20_Link"><text:span text:style-name="T1">ctrl+e </text:span></text:a><text:span text:style-name="T3">: incremental search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g" fo:country="BG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4:11:44.554000000</meta:creation-date>
    <dc:date>2018-02-20T09:55:09.592000000</dc:date>
    <meta:editing-duration>P13DT19H33M14S</meta:editing-duration>
    <meta:editing-cycles>1</meta:editing-cycles>
    <meta:document-statistic meta:table-count="0" meta:image-count="1" meta:object-count="0" meta:page-count="1" meta:paragraph-count="12" meta:word-count="92" meta:character-count="562" meta:non-whitespace-character-count="488"/>
    <meta:generator>LibreOffice/5.4.4.2$Windows_X86_64 LibreOffice_project/2524958677847fb3bb44820e40380acbe820f960</meta:generator>
  </office:meta>
</office:document-meta>
</file>